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1D0000028F4FDACAC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, sans-serif"/>
    <style:font-face style:name="OpenSymbol" svg:font-family="OpenSymbol"/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</office:font-face-decls>
  <office:automatic-styles>
    <style:style style:name="Table1" style:family="table">
      <style:table-properties style:width="24.606cm" fo:margin-top="0cm" fo:margin-bottom="0cm" table:align="left"/>
    </style:style>
    <style:style style:name="Table1.A" style:family="table-column">
      <style:table-column-properties style:column-width="2.274cm"/>
    </style:style>
    <style:style style:name="Table1.B" style:family="table-column">
      <style:table-column-properties style:column-width="5.558cm"/>
    </style:style>
    <style:style style:name="Table1.C" style:family="table-column">
      <style:table-column-properties style:column-width="7.594cm"/>
    </style:style>
    <style:style style:name="Table1.D" style:family="table-column">
      <style:table-column-properties style:column-width="9.181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" fo:background-color="#eaf3fb" fo:padding="0.176cm" fo:border="0.035cm solid #000000">
        <style:background-image/>
      </style:table-cell-properties>
    </style:style>
    <style:style style:name="Table1.A2" style:family="table-cell">
      <style:table-cell-properties style:vertical-align="" fo:padding="0.176cm" fo:border="0.035cm solid #000000"/>
    </style:style>
    <style:style style:name="Table1.C2" style:family="table-cell" style:data-style-name="N37">
      <style:table-cell-properties style:vertical-align="" fo:padding="0.176cm" fo:border="0.035cm solid #000000"/>
    </style:style>
    <style:style style:name="Table2" style:family="table">
      <style:table-properties style:width="24.58cm" fo:margin-left="0.053cm" fo:margin-top="0cm" fo:margin-bottom="0cm" table:align="left"/>
    </style:style>
    <style:style style:name="Table2.A" style:family="table-column">
      <style:table-column-properties style:column-width="4.814cm"/>
    </style:style>
    <style:style style:name="Table2.B" style:family="table-column">
      <style:table-column-properties style:column-width="4.498cm"/>
    </style:style>
    <style:style style:name="Table2.C" style:family="table-column">
      <style:table-column-properties style:column-width="4.26cm"/>
    </style:style>
    <style:style style:name="Table2.D" style:family="table-column">
      <style:table-column-properties style:column-width="5.239cm"/>
    </style:style>
    <style:style style:name="Table2.E" style:family="table-column">
      <style:table-column-properties style:column-width="5.77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" fo:background-color="#eaf3fb" fo:padding="0.176cm" fo:border="0.035cm solid #000000">
        <style:background-image/>
      </style:table-cell-properties>
    </style:style>
    <style:style style:name="Table2.A2" style:family="table-cell">
      <style:table-cell-properties style:vertical-align="" fo:padding="0.176cm" fo:border="0.035cm solid #000000"/>
    </style:style>
    <style:style style:name="Table2.A5" style:family="table-cell">
      <style:table-cell-properties style:vertical-align="" fo:padding="0.176cm" fo:border-left="0.035cm solid #000000" fo:border-right="0.035cm solid #000000" fo:border-top="none" fo:border-bottom="0.035cm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style:text-properties style:font-name="Montserrat" style:font-name-asian="Montserrat1" style:font-name-complex="Montserrat1"/>
    </style:style>
    <style:style style:name="P4" style:family="paragraph" style:parent-style-name="Standard">
      <style:paragraph-properties fo:line-height="100%" fo:text-align="center" style:justify-single-word="false" fo:orphans="0" fo:widows="0"/>
      <style:text-properties style:font-name="Montserrat" style:font-name-asian="Montserrat1" style:font-name-complex="Montserrat1"/>
    </style:style>
    <style:style style:name="P5" style:family="paragraph" style:parent-style-name="Standard">
      <style:text-properties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P6" style:family="paragraph" style:parent-style-name="Standard">
      <style:paragraph-properties fo:line-height="100%" fo:orphans="0" fo:widows="0"/>
      <style:text-properties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P7" style:family="paragraph" style:parent-style-name="Standard">
      <style:text-properties style:font-name="Montserrat" fo:font-size="12pt" style:font-name-asian="Montserrat1" style:font-size-asian="12pt" style:font-name-complex="Montserrat1" style:font-size-complex="12pt"/>
    </style:style>
    <style:style style:name="P8" style:family="paragraph" style:parent-style-name="Standard">
      <style:paragraph-properties fo:line-height="100%" fo:orphans="0" fo:widows="0"/>
      <style:text-properties style:font-name="Montserrat" fo:font-size="12pt" style:font-name-asian="Montserrat1" style:font-size-asian="12pt" style:font-name-complex="Montserrat1" style:font-size-complex="12pt"/>
    </style:style>
    <style:style style:name="P9" style:family="paragraph" style:parent-style-name="Standard">
      <style:paragraph-properties fo:line-height="100%" fo:orphans="0" fo:widows="0"/>
      <style:text-properties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P10" style:family="paragraph" style:parent-style-name="Standard"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P11" style:family="paragraph" style:parent-style-name="Standard">
      <style:paragraph-properties fo:line-height="100%" fo:text-align="center" style:justify-single-word="false" fo:orphans="0" fo:widows="0"/>
      <style:text-properties style:font-name="Montserrat" fo:font-size="14pt" style:font-name-asian="Montserrat1" style:font-size-asian="14pt" style:font-name-complex="Montserrat1" style:font-size-complex="14pt"/>
    </style:style>
    <style:style style:name="P12" style:family="paragraph" style:parent-style-name="Standard">
      <style:paragraph-properties fo:line-height="100%" fo:orphans="0" fo:widows="0"/>
      <style:text-properties style:font-name="Montserrat" fo:font-weight="bold" style:font-name-asian="Montserrat1" style:font-weight-asian="bold" style:font-name-complex="Montserrat1"/>
    </style:style>
    <style:style style:name="P13" style:family="paragraph" style:parent-style-name="Standard">
      <style:text-properties fo:color="#666666" style:font-name="Montserrat" fo:font-size="12pt" style:font-name-asian="Montserrat1" style:font-size-asian="12pt" style:font-name-complex="Montserrat1" style:font-size-complex="12pt"/>
    </style:style>
    <style:style style:name="P14" style:family="paragraph" style:parent-style-name="Standard">
      <style:paragraph-properties fo:line-height="100%" fo:orphans="0" fo:widows="0"/>
      <style:text-properties fo:color="#2c3338" style:font-name="Montserrat" fo:font-size="12pt" fo:font-style="italic" fo:background-color="#ffffff" style:font-name-asian="Montserrat1" style:font-size-asian="12pt" style:font-style-asian="italic" style:font-name-complex="Montserrat1" style:font-size-complex="12pt"/>
    </style:style>
    <style:style style:name="P15" style:family="paragraph" style:parent-style-name="Standard">
      <style:paragraph-properties loext:contextual-spacing="false" fo:margin-top="0.353cm" fo:margin-bottom="0cm" fo:line-height="100%"/>
      <style:text-properties fo:color="#666666" style:font-name="Montserrat" fo:font-size="12pt" style:font-name-asian="Montserrat1" style:font-size-asian="12pt" style:font-name-complex="Montserrat1" style:font-size-complex="12pt"/>
    </style:style>
    <style:style style:name="P16" style:family="paragraph" style:parent-style-name="Standard">
      <style:paragraph-properties loext:contextual-spacing="false" fo:margin-top="0.353cm" fo:margin-bottom="0cm" fo:line-height="100%"/>
    </style:style>
    <style:style style:name="P17" style:family="paragraph" style:parent-style-name="Standard">
      <style:paragraph-properties loext:contextual-spacing="false" fo:margin-top="0.353cm" fo:margin-bottom="0cm" fo:line-height="100%" fo:orphans="0" fo:widows="0">
        <style:tab-stops>
          <style:tab-stop style:position="24.619cm" style:type="right"/>
        </style:tab-stops>
      </style:paragraph-properties>
    </style:style>
    <style:style style:name="P18" style:family="paragraph" style:parent-style-name="Standard">
      <style:paragraph-properties loext:contextual-spacing="false" fo:margin-left="0cm" fo:margin-right="0cm" fo:margin-top="0.353cm" fo:margin-bottom="0cm" fo:line-height="100%" fo:orphans="0" fo:widows="0" fo:text-indent="0cm" style:auto-text-indent="false">
        <style:tab-stops>
          <style:tab-stop style:position="24.619cm" style:type="right"/>
        </style:tab-stops>
      </style:paragraph-properties>
    </style:style>
    <style:style style:name="P19" style:family="paragraph" style:parent-style-name="Standard">
      <style:paragraph-properties fo:margin-left="0cm" fo:margin-right="0cm" fo:line-height="100%" fo:orphans="0" fo:widows="0" fo:text-indent="0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20" style:family="paragraph" style:parent-style-name="Standard">
      <style:paragraph-properties fo:margin-left="0cm" fo:margin-right="0cm" fo:line-height="100%" fo:orphans="0" fo:widows="0" fo:text-indent="0cm" style:auto-text-indent="false"/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P21" style:family="paragraph" style:parent-style-name="Standard">
      <style:paragraph-properties fo:margin-left="1.27cm" fo:margin-right="0cm" fo:text-indent="0cm" style:auto-text-indent="false"/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P22" style:family="paragraph" style:parent-style-name="Title">
      <style:paragraph-properties loext:contextual-spacing="false" fo:margin-top="0cm" fo:margin-bottom="0.423cm" fo:line-height="100%" fo:text-align="center" style:justify-single-word="false" fo:orphans="0" fo:widows="0"/>
      <style:text-properties style:font-name="Montserrat" fo:font-weight="bold" style:font-name-asian="Montserrat1" style:font-weight-asian="bold" style:font-name-complex="Montserrat1"/>
    </style:style>
    <style:style style:name="P23" style:family="paragraph" style:parent-style-name="Standard">
      <style:paragraph-properties fo:line-height="100%" fo:orphans="0" fo:widows="0"/>
      <style:text-properties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P24" style:family="paragraph" style:parent-style-name="Standard">
      <style:paragraph-properties fo:line-height="100%" fo:orphans="0" fo:widows="0"/>
    </style:style>
    <style:style style:name="P25" style:family="paragraph" style:parent-style-name="Standard">
      <style:paragraph-properties fo:line-height="100%" fo:orphans="0" fo:widows="0"/>
      <style:text-properties fo:font-variant="normal" fo:text-transform="none" fo:color="#2c3338" style:text-line-through-style="none" style:font-name="Montserrat" fo:font-size="12pt" fo:font-style="italic" style:text-underline-style="none" fo:font-weight="normal" style:text-blinking="false" fo:background-color="#ffffff" style:font-name-asian="Montserrat1" style:font-size-asian="12pt" style:font-style-asian="italic" style:font-name-complex="Montserrat1" style:font-size-complex="12pt"/>
    </style:style>
    <style:style style:name="P26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27" style:family="paragraph" style:parent-style-name="Standard" style:list-style-name="WWNum5">
      <style:paragraph-properties fo:margin-left="1.27cm" fo:margin-right="0cm" fo:line-height="100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28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29" style:family="paragraph" style:parent-style-name="Standard" style:list-style-name="WWNum7">
      <style:paragraph-properties fo:margin-left="1.27cm" fo:margin-right="0cm" fo:line-height="115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30" style:family="paragraph" style:parent-style-name="Standard" style:list-style-name="WWNum1">
      <style:paragraph-properties fo:margin-left="1.27cm" fo:margin-right="0cm" fo:line-height="115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31" style:family="paragraph" style:parent-style-name="Standard" style:list-style-name="WWNum6">
      <style:paragraph-properties fo:margin-left="1.27cm" fo:margin-right="0cm" fo:text-indent="-0.635cm" style:auto-text-indent="false"/>
    </style:style>
    <style:style style:name="P32" style:family="paragraph" style:parent-style-name="Heading_20_2" style:list-style-name="WWNum3"/>
    <style:style style:name="P33" style:family="paragraph" style:parent-style-name="Heading_20_2" style:list-style-name="WWNum3">
      <style:paragraph-properties fo:margin-left="1.27cm" fo:margin-right="0cm" fo:text-indent="-0.635cm" style:auto-text-indent="false"/>
    </style:style>
    <style:style style:name="P34" style:family="paragraph" style:parent-style-name="Heading_20_2" style:list-style-name="WWNum3">
      <style:paragraph-properties fo:margin-left="1.27cm" fo:margin-right="0cm" fo:line-height="100%" fo:orphans="0" fo:widows="0" fo:text-indent="-0.635cm" style:auto-text-indent="false"/>
    </style:style>
    <style:style style:name="P35" style:family="paragraph" style:parent-style-name="Title" style:master-page-name="Standard">
      <style:paragraph-properties loext:contextual-spacing="false" fo:margin-top="0cm" fo:margin-bottom="0.423cm" fo:line-height="100%" fo:text-align="start" style:justify-single-word="false" fo:orphans="0" fo:widows="0" style:page-number="1"/>
      <style:text-properties style:font-name="Montserrat" fo:font-size="14pt" style:font-name-asian="Montserrat1" style:font-size-asian="14pt" style:font-name-complex="Montserrat1" style:font-size-complex="14pt"/>
    </style:style>
    <style:style style:name="T1" style:family="text">
      <style:text-properties style:font-name="Montserrat" fo:font-size="12pt" style:font-name-asian="Montserrat1" style:font-size-asian="12pt" style:font-name-complex="Montserrat1" style:font-size-complex="12pt"/>
    </style:style>
    <style:style style:name="T2" style:family="text">
      <style:text-properties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T3" style:family="text">
      <style:text-properties style:font-name="Montserrat" fo:font-size="12pt" fo:font-style="normal" fo:font-weight="bold" style:font-name-asian="Montserrat1" style:font-size-asian="12pt" style:font-style-asian="normal" style:font-weight-asian="bold" style:font-name-complex="Montserrat1" style:font-size-complex="12pt" style:font-style-complex="normal" style:font-weight-complex="bold"/>
    </style:style>
    <style:style style:name="T4" style:family="text">
      <style:text-properties style:font-name="Montserrat" fo:font-size="12pt" fo:font-weight="bold" style:font-name-asian="Montserrat1" style:font-size-asian="12pt" style:font-weight-asian="bold" style:font-name-complex="Montserrat1" style:font-size-complex="12pt" style:font-weight-complex="bold"/>
    </style:style>
    <style:style style:name="T5" style:family="text">
      <style:text-properties fo:color="#000000" style:font-name="Montserrat" fo:font-size="12pt" style:text-underline-style="none" style:font-name-asian="Montserrat1" style:font-size-asian="12pt" style:font-name-complex="Montserrat1" style:font-size-complex="12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ff0000"/>
    </style:style>
    <style:style style:name="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ge-content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bookmark text:name="_plk5899mvlqq"/></text:p>
      <text:p text:style-name="P22"><text:bookmark text:name="_1jgtpi0w9ri"/>Spécifications techniques</text:p>
      <text:p text:style-name="P11">[MenuMaker + QWENTA]</text:p>
      <text:p text:style-name="P4"/>
      <text:p text:style-name="P4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">Version</text:p>
          </table:table-cell>
          <table:table-cell table:style-name="Table1.A1" office:value-type="string">
            <text:p text:style-name="P6">Auteur</text:p>
          </table:table-cell>
          <table:table-cell table:style-name="Table1.A1" office:value-type="string">
            <text:p text:style-name="P6">Date</text:p>
          </table:table-cell>
          <table:table-cell table:style-name="Table1.A1" office:value-type="string">
            <text:p text:style-name="P6">Approbation </text:p>
          </table:table-cell>
        </table:table-row>
        <table:table-row table:style-name="Table1.1">
          <table:table-cell table:style-name="Table1.A2" office:value-type="string">
            <text:p text:style-name="P8">1.0</text:p>
          </table:table-cell>
          <table:table-cell table:style-name="Table1.A2" office:value-type="string">
            <text:p text:style-name="P8">Alexis</text:p>
          </table:table-cell>
          <table:table-cell table:style-name="Table1.C2" office:value-type="date" office:date-value="2025-06-11">
            <text:p text:style-name="P8">11/06/25</text:p>
          </table:table-cell>
          <table:table-cell table:style-name="Table1.A2" office:value-type="string">
            <text:p text:style-name="P8">Soufiane</text:p>
          </table:table-cell>
        </table:table-row>
      </table:table>
      <text:p text:style-name="P5"/>
      <text:p text:style-name="P16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7"><text:a xlink:type="simple" xlink:href="#_409jm82qlgst" text:style-name="Index_20_Link" text:visited-style-name="Index_20_Link"><text:span text:style-name="T5">I. Choix technologiques<text:tab/></text:span></text:a><text:span text:style-name="T1">2</text:span></text:p>
          <text:p text:style-name="P17"><text:a xlink:type="simple" xlink:href="#_ex0md8td8283" text:style-name="Index_20_Link" text:visited-style-name="Index_20_Link"><text:span text:style-name="T5">II. Liens avec le back-end<text:tab/></text:span></text:a><text:span text:style-name="T1">3</text:span></text:p>
          <text:p text:style-name="P18"><text:a xlink:type="simple" xlink:href="#_a61v3uh5vs19" text:style-name="Index_20_Link" text:visited-style-name="Index_20_Link"><text:span text:style-name="T5">III. Préconisations concernant le domaine et l’hébergement<text:tab/></text:span></text:a><text:span text:style-name="T1">3</text:span></text:p>
          <text:p text:style-name="P17"><text:a xlink:type="simple" xlink:href="#_n56najuvb5ys" text:style-name="Index_20_Link" text:visited-style-name="Index_20_Link"><text:span text:style-name="T5">IV. Accessibilité<text:tab/></text:span></text:a><text:span text:style-name="T1">3</text:span></text:p>
          <text:p text:style-name="P17"><text:a xlink:type="simple" xlink:href="#_l80x4g9stizp" text:style-name="Index_20_Link" text:visited-style-name="Index_20_Link"><text:span text:style-name="T5">V. Recommandations en termes de sécurité<text:tab/></text:span></text:a><text:span text:style-name="T1">3</text:span></text:p>
          <text:p text:style-name="P17"><text:a xlink:type="simple" xlink:href="#_vbbknpfyus5o" text:style-name="Index_20_Link" text:visited-style-name="Index_20_Link"><text:span text:style-name="T5">VI. Maintenance du site et futures mises à jour<text:tab/></text:span></text:a><text:span text:style-name="T1">4</text:span></text:p>
        </text:index-body>
      </text:table-of-content>
      <text:p text:style-name="P15"/>
      <text:p text:style-name="P15"/>
      <text:p text:style-name="P15"/>
      <text:p text:style-name="P13"/>
      <text:p text:style-name="P13"><text:soft-page-break/></text:p>
      <text:list xml:id="list7975844465577630050" text:style-name="WWNum3">
        <text:list-item>
          <text:p text:style-name="P32"><text:bookmark text:name="_409jm82qlgst"/>Choix technologiques</text:p>
        </text:list-item>
      </text:list>
      <text:p text:style-name="P6"/>
      <text:list xml:id="list1182370670307185588" text:style-name="WWNum4">
        <text:list-item>
          <text:p text:style-name="P26">État des lieux des besoins fonctionnels et de leurs solutions techniques :</text:p>
        </text:list-item>
      </text:list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2">Besoin </text:p>
          </table:table-cell>
          <table:table-cell table:style-name="Table2.A1" office:value-type="string">
            <text:p text:style-name="P12">Contraintes</text:p>
          </table:table-cell>
          <table:table-cell table:style-name="Table2.A1" office:value-type="string">
            <text:p text:style-name="P12">Solution</text:p>
          </table:table-cell>
          <table:table-cell table:style-name="Table2.A1" office:value-type="string">
            <text:p text:style-name="P12">Description de la solution</text:p>
          </table:table-cell>
          <table:table-cell table:style-name="Table2.A1" office:value-type="string">
            <text:p text:style-name="P12">Justification (2 arguments)</text:p>
          </table:table-cell>
        </table:table-row>
        <table:table-row table:style-name="Table2.1">
          <table:table-cell table:style-name="Table2.A2" office:value-type="string">
            <text:p text:style-name="P9">Landing page</text:p>
          </table:table-cell>
          <table:table-cell table:style-name="Table2.A2" office:value-type="string">
            <text:p text:style-name="P9">Il s'agit sur cette page de faire une présentation du service, de donner quelques exemples de menus et de tarifs ainsi que de permettre à l'utilisateur de s'inscrire/se connecter. <text:s/></text:p>
          </table:table-cell>
          <table:table-cell table:style-name="Table2.A2" office:value-type="string">
            <text:p text:style-name="P9">- <text:span text:style-name="Strong_20_Emphasis">React.js</text:span> pour le front-end. <text:line-break/>- <text:span text:style-name="Strong_20_Emphasis">React Router</text:span> pour la navigation.</text:p>
            <text:p text:style-name="P9">- <text:span text:style-name="Strong_20_Emphasis">Multer</text:span> pour gestion des fichiers uploadés.</text:p>
          </table:table-cell>
          <table:table-cell table:style-name="Table2.A2" office:value-type="string">
            <text:p text:style-name="P14">React est souvent utilisée pour construire des applications web dynamiques et performantes, en facilitant la ré-utilisabilité<text:span text:style-name="Strong_20_Emphasis"> des composants</text:span>. <text:line-break/>Multer permet de gérer et stocker les fichiers (images notamment)</text:p>
          </table:table-cell>
          <table:table-cell table:style-name="Table2.A2" office:value-type="string">
            <text:p text:style-name="P9">- Performance et rapidité d'affichage. <text:line-break/>- Chargement fluide des pages. </text:p>
          </table:table-cell>
        </table:table-row>
        <table:table-row table:style-name="Table2.1">
          <table:table-cell table:style-name="Table2.A2" office:value-type="string">
            <text:p text:style-name="P9">Connexion et validation email</text:p>
          </table:table-cell>
          <table:table-cell table:style-name="Table2.A2" office:value-type="string">
            <text:p text:style-name="P9">Il faut s'assurer de la sécurisation de la connexion des utilisateurs.</text:p>
          </table:table-cell>
          <table:table-cell table:style-name="Table2.A2" office:value-type="string">
            <text:p text:style-name="Standard">- <text:span text:style-name="Strong_20_Emphasis"><text:span text:style-name="T2">JWT + bcrypt</text:span></text:span> <text:span text:style-name="T2">pour l'authentification. </text:span><text:line-break/></text:p>
          </table:table-cell>
          <table:table-cell table:style-name="Table2.A2" office:value-type="string">
            <text:p text:style-name="P25">JWT permet des sessions sécurisées sans état et bcrypt garantit le hashage des mots de passe pour plus de sécurité. </text:p>
            <text:p text:style-name="P25">- Sécurisation des sessions sans stocker d'infos sensibles sur le client. <text:line-break/>- Protection contre les attaques de type brute force et interception de mots de passe. </text:p>
            <text:p text:style-name="P25"/>
          </table:table-cell>
          <table:table-cell table:style-name="Table2.A2" office:value-type="string">
            <text:p text:style-name="P9">- Sécurisation des sessions sans stocker d'infos sensibles sur le client.<text:line-break/>- Protection contre les attaques de type brute force et interception de mots de passe. </text:p>
          </table:table-cell>
        </table:table-row>
        <text:soft-page-break/>
        <table:table-row table:style-name="Table2.1">
          <table:table-cell table:style-name="Table2.A2" office:value-type="string">
            <text:p text:style-name="P9">Dashboard</text:p>
          </table:table-cell>
          <table:table-cell table:style-name="Table2.A2" office:value-type="string">
            <text:p text:style-name="P9">Page d'accueil de l'utilisateur connecté à l'application. L'utilisateur doit pouvoir consulter ses données (restaurant, menu existant...) et pouvoir en un clic créer un nouveau menu ou diffuser/imprimer un menu existant. La page doit également compter une rubrique « Aller plus loin » permettant de rediriger vers des pages conseils. </text:p>
          </table:table-cell>
          <table:table-cell table:style-name="Table2.A2" office:value-type="string">
            <text:p text:style-name="P2">- <text:span text:style-name="Strong_20_Emphasis"><text:span text:style-name="T2">MongoDB</text:span></text:span> <text:span text:style-name="T2">pour stocker les menus de l’utilisateur. </text:span><text:line-break/>- <text:span text:style-name="Strong_20_Emphasis"><text:span text:style-name="T2">Multer</text:span></text:span> <text:span text:style-name="T2">pour les images.</text:span></text:p>
            <text:p text:style-name="P2">- <text:span text:style-name="Strong_20_Emphasis"><text:span text:style-name="T2">React-router </text:span></text:span><text:span text:style-name="T2">pour la navigation. </text:span></text:p>
          </table:table-cell>
          <table:table-cell table:style-name="Table2.A2" office:value-type="string">
            <text:p text:style-name="P25">MongoDB permet de centraliser et stocker toutes les informations liées aux menus de l’utilisateur. <text:line-break/>React Router gère la navigation fluide entre les différentes pages. </text:p>
          </table:table-cell>
          <table:table-cell table:style-name="Table2.A2" office:value-type="string">
            <text:p text:style-name="P9">- Centralisation des données utilisateurs et de leurs menus. </text:p>
            <text:p text:style-name="P9"><text:line-break/>- Accompagner les utilisateurs peu à l'aise avec la création ou la diffusion de leurs menus </text:p>
          </table:table-cell>
        </table:table-row>
        <table:table-row table:style-name="Table2.1">
          <table:table-cell table:style-name="Table2.A5" office:value-type="string">
            <text:p text:style-name="P9">Création d'un menu avec ajout de catégories et plats </text:p>
          </table:table-cell>
          <table:table-cell table:style-name="Table2.A5" office:value-type="string">
            <text:p text:style-name="P9">L'ajout d'une catégorie (Ex : "Entrées") doit être possible directement depuis l'écran de création de menu via une modale. <text:line-break/>Une fois la catégorie créée, l'utilisateur doit pouvoir ajouter des plats dans celle-ci via une autre modale. <text:s/></text:p>
          </table:table-cell>
          <table:table-cell table:style-name="Table2.A5" office:value-type="string">
            <text:p text:style-name="P2">- <text:span text:style-name="Strong_20_Emphasis">React Modal</text:span> pour la pop-up d'ajout de catégories et de plats. <text:line-break/>- <text:span text:style-name="Strong_20_Emphasis">MongoDB</text:span> pour stocker les catégories et les plats.</text:p>
            <text:p text:style-name="P2">- <text:span text:style-name="Strong_20_Emphasis"><text:span text:style-name="T2">Multer</text:span></text:span><text:span text:style-name="T2"> pour gérer les images (icône et plats).<text:line-break/>- </text:span><text:span text:style-name="Strong_20_Emphasis"><text:span text:style-name="T2">Context API)</text:span></text:span><text:span text:style-name="T2"> pour suivre l’état des modifications.</text:span></text:p>
            <text:p text:style-name="P2"><text:span text:style-name="T2"/></text:p>
            <text:p text:style-name="P2"/>
          </table:table-cell>
          <table:table-cell table:style-name="Table2.A5" office:value-type="string">
            <text:p text:style-name="P9">React Modal permet une intégration fluide et accessible des pop-ups pour ajouter des catégories et plats. <text:line-break/>Multer optimise le stockage et la gestion des images pour éviter de surcharger le serveur. </text:p>
          </table:table-cell>
          <table:table-cell table:style-name="Table2.A5" office:value-type="string">
            <text:p text:style-name="P2">-<text:span text:style-name="T2"> Cohérent avec le choix de React, et solution éprouvée. </text:span></text:p>
            <text:p text:style-name="P2"><text:span text:style-name="T2"><text:line-break/>- Expérience utilisateur fluide et intuitive. </text:span></text:p>
          </table:table-cell>
        </table:table-row>
        <text:soft-page-break/>
        <table:table-row table:style-name="Table2.1">
          <table:table-cell table:style-name="Table2.A5" office:value-type="string">
            <text:p text:style-name="P9">Personnalisation des polices et des couleurs </text:p>
          </table:table-cell>
          <table:table-cell table:style-name="Table2.A5" office:value-type="string">
            <text:p text:style-name="P9">L'utilisateur doit pouvoir choisir : <text:line-break/>- Une police personnalisée pour le menu. <text:line-break/>- Une couleur dominante. <text:line-break/>- Une mise en page (1 colonne ou 2 colonnes). </text:p>
          </table:table-cell>
          <table:table-cell table:style-name="Table2.A5" office:value-type="string">
            <text:p text:style-name="P2">-<text:span text:style-name="T2"> </text:span><text:span text:style-name="Strong_20_Emphasis"><text:span text:style-name="T2">Context API</text:span></text:span><text:span text:style-name="T2"> + </text:span><text:span text:style-name="Strong_20_Emphasis"><text:span text:style-name="T2">Local Storage </text:span></text:span><text:span text:style-name="T2">pour stocker les préférences utilisateur. <text:line-break/>- </text:span><text:span text:style-name="Strong_20_Emphasis"><text:span text:style-name="T2">CSS SASS</text:span></text:span><text:span text:style-name="T2"> pour l’application dynamique des couleurs et des styles.</text:span> </text:p>
          </table:table-cell>
          <table:table-cell table:style-name="Table2.A5" office:value-type="string">
            <text:p text:style-name="P9">Context API et Local Storage permettent d’enregistrer instantanément les préférences utilisateur sans rechargement. <text:line-break/>CSS SASS applique dynamiquement les styles. </text:p>
          </table:table-cell>
          <table:table-cell table:style-name="Table2.A5" office:value-type="string">
            <text:p text:style-name="P9">- Enregistrement instantané des préférences sans requête externe. </text:p>
            <text:p text:style-name="P2"><text:line-break/><text:span text:style-name="T2">- Permet un rendu immédiat sans recharger la page. </text:span></text:p>
          </table:table-cell>
        </table:table-row>
        <table:table-row table:style-name="Table2.1">
          <table:table-cell table:style-name="Table2.A5" office:value-type="string">
            <text:p text:style-name="P9">Diffusion des menus </text:p>
          </table:table-cell>
          <table:table-cell table:style-name="Table2.A5" office:value-type="string">
            <text:p text:style-name="P9">- Export en PDF. <text:line-break/>- Partage sur Instagram. <text:line-break/>- Diffusion via Deliveroo. <text:s/></text:p>
          </table:table-cell>
          <table:table-cell table:style-name="Table2.A5" office:value-type="string">
            <text:p text:style-name="P2"><text:span text:style-name="T2">- </text:span><text:span text:style-name="Strong_20_Emphasis"><text:span text:style-name="T2">Puppeteer</text:span></text:span><text:span text:style-name="T2"> pour export PDF. <text:line-break/>- </text:span><text:span text:style-name="Strong_20_Emphasis"><text:span text:style-name="T2">HTML2Canvas</text:span></text:span><text:span text:style-name="T2"> pour l’image à partager. <text:line-break/>- </text:span><text:span text:style-name="Strong_20_Emphasis"><text:span text:style-name="T2">QR Code React</text:span></text:span><text:span text:style-name="T2"> pour le lien de menu. </text:span></text:p>
          </table:table-cell>
          <table:table-cell table:style-name="Table2.A5" office:value-type="string">
            <text:p text:style-name="P9">Puppeteer permet de générer un fichier PDF fidèle à la mise en page. <text:line-break/>HTML2Canvas capture le menu en image pour un partage facile sur les réseaux sociaux. </text:p>
          </table:table-cell>
          <table:table-cell table:style-name="Table2.A5" office:value-type="string">
            <text:p text:style-name="P9">- Multiples formats pour répondre aux besoins des restaurateurs. </text:p>
            <text:p text:style-name="P9"><text:line-break/>- Permet d’élargir la visibilité des menus en ligne. </text:p>
          </table:table-cell>
        </table:table-row>
        <table:table-row table:style-name="Table2.1">
          <table:table-cell table:style-name="Table2.A5" office:value-type="string">
            <text:p text:style-name="P9">Gestion des menus existants</text:p>
          </table:table-cell>
          <table:table-cell table:style-name="Table2.A5" office:value-type="string">
            <text:p text:style-name="P2">- Liste des menus créés avec option de modification/suppression. </text:p>
          </table:table-cell>
          <table:table-cell table:style-name="Table2.A5" office:value-type="string">
            <text:p text:style-name="P2">- <text:span text:style-name="Strong_20_Emphasis">CRUD API (Express.js + MongoDB)</text:span> pour gérer les menus. </text:p>
          </table:table-cell>
          <table:table-cell table:style-name="Table2.A5" office:value-type="string">
            <text:p text:style-name="P2"/>
          </table:table-cell>
          <table:table-cell table:style-name="Table2.A5" office:value-type="string">
            <text:p text:style-name="P2">- Permet de modifier et supprimer un menu facilement. </text:p>
          </table:table-cell>
        </table:table-row>
      </table:table>
      <text:p text:style-name="P8"/>
      <text:p text:style-name="P8"/>
      <text:p text:style-name="P21"/>
      <text:list xml:id="list43270596" text:continue-list="list7975844465577630050" text:style-name="WWNum3">
        <text:list-item>
          <text:p text:style-name="P33"><text:bookmark text:name="_ex0md8td8283"/>Liens avec le back-end </text:p>
        </text:list-item>
      </text:list>
      <text:p text:style-name="P8"/>
      <text:list xml:id="list634166790986962840" text:style-name="WWNum6">
        <text:list-item>
          <text:p text:style-name="P31"><text:span text:style-name="T1">Quel langage pour le serveur </text:span><text:span text:style-name="T2">:</text:span><text:span text:style-name="T1"> </text:span><text:span text:style-name="T3">NodeJS</text:span><text:span text:style-name="T2"> + </text:span><text:span text:style-name="T3">Express</text:span></text:p>
        </text:list-item>
        <text:list-item>
          <text:p text:style-name="P31"><text:span text:style-name="T1">API : </text:span><text:span text:style-name="T4">Endpoints CRUD pour la gestion des menus</text:span><text:span text:style-name="T8"> </text:span><text:span text:style-name="T1"><text:s text:c="2"/></text:span></text:p>
        </text:list-item>
        <text:list-item>
          <text:p text:style-name="P31"><text:span text:style-name="T1">Base de données choisie : </text:span><text:span text:style-name="T2">MongoDB</text:span><text:span text:style-name="T1"><text:line-break/></text:span></text:p>
        </text:list-item>
      </text:list>
      <text:p text:style-name="P7"><text:soft-page-break/></text:p>
      <text:p text:style-name="P10"/>
      <text:list xml:id="list43296303" text:continue-list="list43270596" text:style-name="WWNum3">
        <text:list-item>
          <text:p text:style-name="P32"><text:bookmark text:name="_a61v3uh5vs19"/>Préconisations concernant le domaine et l’hébergement</text:p>
        </text:list-item>
      </text:list>
      <text:p text:style-name="P8"/>
      <text:list xml:id="list3288195621856250073" text:style-name="WWNum7">
        <text:list-item>
          <text:p text:style-name="P29">Nom du domaine : sous-domaine de Qwenta</text:p>
        </text:list-item>
        <text:list-item>
          <text:p text:style-name="P29">Nom de l’hébergement : OVH et IONOS</text:p>
        </text:list-item>
        <text:list-item>
          <text:p text:style-name="P29">Adresses e-mail : <text:span text:style-name="T9">nécessaires pour les notifications et support utilisateur</text:span><text:line-break/></text:p>
        </text:list-item>
      </text:list>
      <text:p text:style-name="P19"/>
      <text:p text:style-name="P20"/>
      <text:list xml:id="list43268941" text:continue-list="list43296303" text:style-name="WWNum3">
        <text:list-item>
          <text:p text:style-name="P34"><text:bookmark text:name="_n56najuvb5ys"/>Accessibilité<text:line-break/></text:p>
        </text:list-item>
      </text:list>
      <text:list xml:id="list2500520148563206589" text:style-name="WWNum1">
        <text:list-item>
          <text:p text:style-name="P30">Compatibilité navigateur : Chrome, Safari, Edge et Firefox en priorité </text:p>
        </text:list-item>
        <text:list-item>
          <text:p text:style-name="P30">Types d’appareils : Desktop uniquement </text:p>
        </text:list-item>
        <text:list-item>
          <text:p text:style-name="P30">Outils de vérification : WAVE pour le respect des standards d'accessibilité <text:line-break/></text:p>
        </text:list-item>
      </text:list>
      <text:p text:style-name="P6"/>
      <text:p text:style-name="P6"/>
      <text:list xml:id="list43268612" text:continue-list="list43268941" text:style-name="WWNum3">
        <text:list-item>
          <text:p text:style-name="P34"><text:bookmark text:name="_l80x4g9stizp"/>Recommandations en termes de sécurité<text:line-break/></text:p>
        </text:list-item>
      </text:list>
      <text:list xml:id="list5192604792546302359" text:style-name="WWNum5">
        <text:list-item>
          <text:p text:style-name="P27">Authentification JWT + bcrypt</text:p>
        </text:list-item>
        <text:list-item>
          <text:p text:style-name="P27">Gestion des permissions et sécurisation des requêtes API</text:p>
        </text:list-item>
        <text:list-item>
          <text:p text:style-name="P27">Protéger les données utilisateur (hashage des mots de passe, CORS)</text:p>
        </text:list-item>
        <text:list-item>
          <text:p text:style-name="P27">Droits d'accès restreints selon le rôle utilisateur (admin, restaurateur)<text:line-break/></text:p>
        </text:list-item>
      </text:list>
      <text:p text:style-name="P8"><text:line-break/></text:p>
      <text:list xml:id="list43267100" text:continue-list="list43268612" text:style-name="WWNum3">
        <text:list-item>
          <text:p text:style-name="P34"><text:bookmark text:name="_vbbknpfyus5o"/><text:soft-page-break/><text:span text:style-name="T6">Maintenance du site et futures mises à jour</text:span><text:span text:style-name="T7"><text:line-break/></text:span></text:p>
        </text:list-item>
      </text:list>
      <text:list xml:id="list3384005387158927713" text:style-name="WWNum2">
        <text:list-item>
          <text:p text:style-name="P28">Mises à jour régulières du front-end (React) et du back-end (Express)</text:p>
        </text:list-item>
        <text:list-item>
          <text:p text:style-name="P28">Gestion des incidents et des bugs (<text:span text:style-name="T9">Github</text:span>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, sans-serif"/>
    <style:font-face style:name="OpenSymbol" svg:font-family="OpenSymbol"/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706cm" fo:margin-bottom="0.212cm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1.27cm" fo:margin-right="0cm" fo:line-height="100%" fo:keep-together="always" fo:text-indent="-0.635cm" style:auto-text-indent="false" fo:keep-with-next="always"/>
      <style:text-properties style:font-name="Montserrat" fo:font-size="15pt" fo:font-weight="bold" style:font-name-asian="Montserrat1" style:font-size-asian="15pt" style:font-weight-asian="bold" style:font-name-complex="Montserrat1" style:font-size-complex="15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.27cm" fo:margin-right="0cm" fo:keep-together="always" fo:text-indent="-0.635cm" style:auto-text-indent="false" fo:keep-with-next="always"/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break-before="auto" fo:break-after="auto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Montserrat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Montserrat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4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Montserrat"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Montserrat"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Montserrat" fo:font-size="12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Montserrat"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</style:style>
    <style:style style:name="M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ge-content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9.7cm" fo:page-height="21.001cm" style:num-format="1" style:print-orientation="landscape" fo:margin-top="1.27cm" fo:margin-bottom="2.54cm" fo:margin-left="2.54cm" fo:margin-right="2.54cm" style:writing-mode="lr-tb" style:layout-grid-color="#c0c0c0" style:layout-grid-lines="159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.png" text:anchor-type="char" svg:x="24.218cm" svg:y="-2.196cm" svg:width="2.676cm" svg:height="1.355cm" draw:z-index="5"><draw:image xlink:href="Pictures/100000000000051D0000028F4FDACAC2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5$Win32 OpenOffice.org_project/4115m2$Build-9813</meta:generator>
    <dc:date>2025-03-12T23:01:45.42</dc:date>
    <dc:creator>Alexis Madapathage</dc:creator>
    <meta:editing-duration>PT10H50M39S</meta:editing-duration>
    <meta:editing-cycles>6</meta:editing-cycles>
    <meta:document-statistic meta:table-count="2" meta:image-count="1" meta:object-count="0" meta:page-count="6" meta:paragraph-count="86" meta:word-count="876" meta:character-count="5544"/>
  </office:meta>
</office:document-meta>
</file>